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Roboto" svg:font-family="Roboto, sans-serif"/>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master-page-name="Standard">
      <style:paragraph-properties style:page-number="auto"/>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5">
      <style:text-properties fo:font-weight="normal" style:font-weight-asian="normal" style:font-weight-complex="normal"/>
    </style:style>
    <style:style style:name="P7" style:family="paragraph" style:parent-style-name="Standard" style:list-style-name="L6">
      <style:text-properties fo:font-weight="normal" style:font-weight-asian="normal" style:font-weight-complex="normal"/>
    </style:style>
    <style:style style:name="P8" style:family="paragraph" style:parent-style-name="Standard" style:list-style-name="L7">
      <style:text-properties fo:font-weight="normal" style:font-weight-asian="normal" style:font-weight-complex="normal"/>
    </style:style>
    <style:style style:name="P9" style:family="paragraph" style:parent-style-name="Standard" style:list-style-name="L8">
      <style:text-properties fo:font-weight="normal" style:font-weight-asian="normal" style:font-weight-complex="normal"/>
    </style:style>
    <style:style style:name="P10" style:family="paragraph" style:parent-style-name="Standard" style:list-style-name="L9">
      <style:text-properties fo:font-weight="normal" style:font-weight-asian="normal" style:font-weight-complex="normal"/>
    </style:style>
    <style:style style:name="P11" style:family="paragraph" style:parent-style-name="Standard" style:list-style-name="L10">
      <style:text-properties fo:font-weight="normal" style:font-weight-asian="normal" style:font-weight-complex="normal"/>
    </style:style>
    <style:style style:name="P12" style:family="paragraph" style:parent-style-name="Standard" style:list-style-name="L11">
      <style:text-properties fo:font-weight="normal" style:font-weight-asian="normal" style:font-weight-complex="normal"/>
    </style:style>
    <style:style style:name="P13" style:family="paragraph" style:parent-style-name="Standard" style:list-style-name="L12">
      <style:text-properties fo:font-weight="normal" style:font-weight-asian="normal" style:font-weight-complex="normal"/>
    </style:style>
    <style:style style:name="P14" style:family="paragraph" style:parent-style-name="Standard" style:list-style-name="L13">
      <style:text-properties fo:font-weight="normal" style:font-weight-asian="normal" style:font-weight-complex="normal"/>
    </style:style>
    <style:style style:name="P15" style:family="paragraph" style:parent-style-name="Standard" style:list-style-name="L14">
      <style:text-properties fo:font-weight="normal" style:font-weight-asian="normal" style:font-weight-complex="normal"/>
    </style:style>
    <style:style style:name="P16" style:family="paragraph" style:parent-style-name="Standard" style:list-style-name="L15">
      <style:text-properties fo:font-weight="normal" style:font-weight-asian="normal" style:font-weight-complex="normal"/>
    </style:style>
    <style:style style:name="P17" style:family="paragraph" style:parent-style-name="Standard" style:list-style-name="L16">
      <style:text-properties fo:font-weight="normal" style:font-weight-asian="normal" style:font-weight-complex="normal"/>
    </style:style>
    <style:style style:name="P18" style:family="paragraph" style:parent-style-name="Standard" style:list-style-name="L17">
      <style:text-properties fo:font-weight="normal" style:font-weight-asian="normal" style:font-weight-complex="normal"/>
    </style:style>
    <style:style style:name="P19" style:family="paragraph" style:parent-style-name="Standard" style:list-style-name="L18">
      <style:text-properties fo:font-weight="normal" style:font-weight-asian="normal" style:font-weight-complex="normal"/>
    </style:style>
    <style:style style:name="P20" style:family="paragraph" style:parent-style-name="Standard" style:list-style-name="L19">
      <style:text-properties fo:font-weight="normal" style:font-weight-asian="normal" style:font-weight-complex="normal"/>
    </style:style>
    <style:style style:name="P21" style:family="paragraph" style:parent-style-name="Standard" style:list-style-name="L3"/>
    <style:style style:name="P22" style:family="paragraph" style:parent-style-name="Standard"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111111" style:font-name="Roboto" fo:font-size="11.25pt" fo:letter-spacing="normal" fo:font-style="normal" fo:font-weight="bold" style:font-weight-asian="bold" style:font-weight-complex="bold"/>
    </style:style>
    <style:style style:name="T4" style:family="text">
      <style:text-properties fo:font-variant="normal" fo:text-transform="none" fo:color="#111111" style:font-name="Roboto" fo:font-size="11.25pt" fo:letter-spacing="normal" fo:font-style="normal"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mport</text:span><text:span text:style-name="T2"> { animate, state, style, transition, trigger } from '@angular/animations';</text:span></text:p>
      <text:p text:style-name="P2">@NgModule({imports: [BrowserAnimationsModule]})</text:p>
      <text:p text:style-name="P2">trigger("onOffTrigger",[ <text:s text:c="2"/>state(...), <text:s text:c="2"/>state(...), <text:s text:c="2"/>transition(...), <text:s text:c="2"/>transition(...)])</text:p>
      <text:p text:style-name="Standard"><text:span text:style-name="T1">style =&gt;</text:span><text:span text:style-name="T2"> style is an animation-specific function. It is defined with key/value of CSS properties. style function is passed as an argument in animation-specific functions such as state, transition, animate and keyframes. Animation style function is defined as follows.</text:span></text:p>
      <text:p text:style-name="P2">style({backgroundColor:'#E5E7E9',color:'#1C2833',fontSize:18px',transform: 'scale(1)'})</text:p>
      <text:p text:style-name="Standard"><text:span text:style-name="T1">state =&gt;</text:span><text:span text:style-name="T2"> state is an animation-specific function. It is an animation state within the given trigger. state function accepts following arguments. </text:span></text:p>
      <text:list xml:id="list9026761437971400149" text:style-name="L1">
        <text:list-item>
          <text:p text:style-name="P4">State name </text:p>
        </text:list-item>
        <text:list-item>
          <text:p text:style-name="P4">style </text:p>
        </text:list-item>
      </text:list>
      <text:p text:style-name="Standard"><text:span text:style-name="T1">animate</text:span><text:span text:style-name="T2"> =&gt; animate is an animation-specific function. It specifies an animation step. We need to pass following arguments to animate function. </text:span></text:p>
      <text:list xml:id="list7339326552074613973" text:style-name="L2">
        <text:list-item>
          <text:p text:style-name="P5">Timing expression </text:p>
        </text:list-item>
        <text:list-item>
          <text:p text:style-name="P5">style or keyframes function. This argument is optional. </text:p>
        </text:list-item>
      </text:list>
      <text:p text:style-name="P2">iming expression is the combination of duration, delay and easing. They are written in following formats. </text:p>
      <text:p text:style-name="Standard"><text:span text:style-name="T1">Timing expression: </text:span><text:span text:style-name="T2">'</text:span><text:span text:style-name="T1">duration</text:span><text:span text:style-name="T2"> </text:span><text:span text:style-name="T1">delay</text:span><text:span text:style-name="T2"> <text:s/></text:span><text:span text:style-name="T1">easing</text:span><text:span text:style-name="T2">' <text:s/></text:span></text:p>
      <text:p text:style-name="P1">Find the explanation. </text:p>
      <text:list xml:id="list2716854227139563409" text:style-name="L3">
        <text:list-item>
          <text:p text:style-name="P21"><text:span text:style-name="T1">duration: </text:span><text:span text:style-name="T2">It defines how long animation will take place. It can be a plane number or string. If we write plane number then by default the time unit will be milliseconds. If we write 100, it means 100 milliseconds and if we want to specify time unit then write as string. '100ms' means 100 milliseconds and '0.1s' means 0.1 second. </text:span></text:p>
        </text:list-item>
        <text:list-item>
          <text:p text:style-name="P21"><text:span text:style-name="T1">delay</text:span><text:span text:style-name="T2">: This is the time gap between animation trigger and beginning of transition. It is written in string with time unit in string. </text:span></text:p>
        </text:list-item>
        <text:list-item>
          <text:p text:style-name="P21"><text:span text:style-name="T1">easing:</text:span><text:span text:style-name="T2"> It defines how the animations accelerates and decelerates during its runtime. Easing can be ease, ease-in, ease-out, ease-in-out etc. </text:span></text:p>
        </text:list-item>
      </text:list>
      <text:p text:style-name="Standard"><text:span text:style-name="T1">duration: 1</text:span><text:span text:style-name="T2">00 <text:s/></text:span></text:p>
      <text:list xml:id="list4299318731121265317" text:style-name="L4">
        <text:list-item>
          <text:p text:style-name="P22"><text:span text:style-name="T1">animate</text:span><text:span text:style-name="T2">(100) //Animation will take place for 100ms just after animation trigger. </text:span></text:p>
        </text:list-item>
        <text:list-item>
          <text:p text:style-name="P22"><text:span text:style-name="T1">animate</text:span><text:span text:style-name="T2">( '0.6s 100ms ease-in') //duration delay ease-in </text:span></text:p>
        </text:list-item>
        <text:list-item>
          <text:p text:style-name="P22"><text:span text:style-name="T1">animate</text:span><text:span text:style-name="T2">('0.6s 100ms ease-in', style({fontSize: '19px',backgroundColor: 'blue'}))</text:span></text:p>
        </text:list-item>
      </text:list>
      <text:p text:style-name="Standard"><text:span text:style-name="T1">transition =&gt; </text:span><text:span text:style-name="T2">transition function is an animation-specific function. transition function runs the steps of animation for the given state change expression. State change expression is written as state1 =&gt; state2 or state2 =&gt; state1 or state1 &lt;=&gt; state2. transition function associates state change expression with animation steps. Find the arguments of transition function. </text:span></text:p>
      <text:list xml:id="list7072503731237629693" text:style-name="L5">
        <text:list-item>
          <text:p text:style-name="P6">State change expression such as (state1 =&gt; state2) </text:p>
        </text:list-item>
        <text:list-item>
          <text:p text:style-name="P6"><text:s/>Animation step or array of animation steps. </text:p>
        </text:list-item>
        <text:list-item>
          <text:p text:style-name="P6">transition('state1 =&gt; state2', animate(...))</text:p>
        </text:list-item>
        <text:list-item>
          <text:p text:style-name="P6">transition('state2 =&gt; state3', animate(...))</text:p>
        </text:list-item>
        <text:list-item>
          <text:p text:style-name="P6">transition('state3 =&gt; state1', animate(...)) </text:p>
        </text:list-item>
      </text:list>
      <text:p text:style-name="P1"><text:soft-page-break/>What are getters and setters?</text:p>
      <text:p text:style-name="P1">While creating a setter, you need to remember the following rules:</text:p>
      <text:list xml:id="list2012453347789255958" text:style-name="L6">
        <text:list-item>
          <text:p text:style-name="P7">A setter name could be either string or number.</text:p>
        </text:list-item>
        <text:list-item>
          <text:p text:style-name="P7">A setter must have exactly one input parameter.</text:p>
        </text:list-item>
        <text:list-item>
          <text:p text:style-name="P7">There should be only one setter with the same identifier in an object</text:p>
        </text:list-item>
        <text:list-item>
          <text:p text:style-name="P7">You can remove a setter using the delete operator</text:p>
        </text:list-item>
      </text:list>
      <text:p text:style-name="P1">While creating a getter, you need to remember the following rules:</text:p>
      <text:list xml:id="list505258997902795177" text:style-name="L7">
        <text:list-item>
          <text:p text:style-name="P8">A getter name can be either a string or a number.</text:p>
        </text:list-item>
        <text:list-item>
          <text:p text:style-name="P8">A getter must not have any input parameters - it must have exactly zero parameters.</text:p>
        </text:list-item>
        <text:list-item>
          <text:p text:style-name="P8">There should be only one getter with the same identifier in an object</text:p>
        </text:list-item>
        <text:list-item>
          <text:p text:style-name="P8">You can remove a getter using the delete operator</text:p>
        </text:list-item>
      </text:list>
      <text:p text:style-name="P2"><text:s/></text:p>
      <text:p text:style-name="Standard"><text:span text:style-name="T1">Encapsulation=&gt; </text:span><text:span text:style-name="T2">Encapsulation is the ability of an object to be a container (or capsule) for its member properties, including variables and methods.</text:span></text:p>
      <text:p text:style-name="P1">or</text:p>
      <text:p text:style-name="P2">It is the capability for storing related information, whether data or methods mutually in a single object.</text:p>
      <text:p text:style-name="Standard"><text:span text:style-name="T1">Object =&gt; </text:span><text:span text:style-name="T2">An object can store data in one of two ways: as a property or as a variable. The method that you choose will have substantial ramifications on data visibility. <text:s/>Object properties are created using the "this." prefix. <text:s text:c="2"/>It is subject to the rules of variable scoping and are more private for that reason. The following Person object contains a number of properties, accessible via setter and getter functions:</text:span></text:p>
      <text:p text:style-name="P2">************** Using Object Properties Notation function <text:s/>**************************</text:p>
      <text:p text:style-name="Standard"><text:span text:style-name="T2">function </text:span><text:span text:style-name="T1">person</text:span><text:span text:style-name="T2">(){ </text:span></text:p>
      <text:p text:style-name="P2"><text:tab/>//properties for Object</text:p>
      <text:p text:style-name="P2"><text:tab/>this.Name='Ashok';</text:p>
      <text:p text:style-name="P2"><text:tab/>this.Height=175;</text:p>
      <text:p text:style-name="Standard"><text:span text:style-name="T2"><text:tab/>this.</text:span><text:span text:style-name="T1">setHeight</text:span><text:span text:style-name="T2"> = function(height){ this.Height=height;},</text:span></text:p>
      <text:p text:style-name="Standard"><text:span text:style-name="T2"><text:tab/>this.</text:span><text:span text:style-name="T1">getHeight</text:span><text:span text:style-name="T2"> = function(){return this.Height; },</text:span></text:p>
      <text:p text:style-name="Standard"><text:span text:style-name="T2"><text:tab/>this.</text:span><text:span text:style-name="T1">setName</text:span><text:span text:style-name="T2"> = function(name){ <text:s/>this.Name= "Ashok kumar"},</text:span></text:p>
      <text:p text:style-name="Standard"><text:span text:style-name="T2"><text:tab/>this.</text:span><text:span text:style-name="T1">getName</text:span><text:span text:style-name="T2"> = function(){return this.Name}</text:span></text:p>
      <text:p text:style-name="P2">}</text:p>
      <text:p text:style-name="P2">callset = new person();</text:p>
      <text:p text:style-name="P2">callset.getHeight();//175</text:p>
      <text:p text:style-name="P2">callset.setHeight('180') //set height property of person</text:p>
      <text:p text:style-name="P2">callset.getHeight()//180</text:p>
      <text:p text:style-name="P2"/>
      <text:p text:style-name="P2"/>
      <text:p text:style-name="Standard"><text:soft-page-break/><text:span text:style-name="T2">************************ </text:span><text:span text:style-name="T1">Using Object Variable Notation function </text:span><text:span text:style-name="T2">*********************</text:span></text:p>
      <text:p text:style-name="Standard"><text:span text:style-name="T2">function </text:span><text:span text:style-name="T1">newPerson</text:span><text:span text:style-name="T2">() {</text:span></text:p>
      <text:p text:style-name="P2"><text:tab/>var Height=178;</text:p>
      <text:p text:style-name="P2"><text:tab/>this.setHeight=function(height){ <text:s/>Height = height;},</text:p>
      <text:p text:style-name="P2"><text:tab/>this.getHeight = function(){ return Height ;}</text:p>
      <text:p text:style-name="P2">}</text:p>
      <text:p text:style-name="P2">varPro = new newPerson();</text:p>
      <text:p text:style-name="P2">varPro.getHeight()//178</text:p>
      <text:p text:style-name="P2">varPro.setHeight(180) //set height property of person</text:p>
      <text:p text:style-name="P2">console.log(varPro.getHeight()) //180</text:p>
      <text:p text:style-name="P2"/>
      <text:p text:style-name="Standard"><text:span text:style-name="T2">************************ </text:span><text:span text:style-name="T1">Using Object Notation function</text:span><text:span text:style-name="T2"> ************************</text:span></text:p>
      <text:p text:style-name="Standard"><text:span text:style-name="T2">function </text:span><text:span text:style-name="T1">ecap</text:span><text:span text:style-name="T2">(){</text:span></text:p>
      <text:p text:style-name="P2"><text:tab/>name='Ashok Kumar'; Weight=80;</text:p>
      <text:p text:style-name="P2"><text:tab/>return{</text:p>
      <text:p text:style-name="P2"><text:tab/><text:tab/>getName: function(){ return name; },</text:p>
      <text:p text:style-name="P2"><text:tab/><text:tab/>setName : function(val){ this.name = val; return val}</text:p>
      <text:p text:style-name="P2"><text:tab/>}</text:p>
      <text:p text:style-name="P2">}</text:p>
      <text:p text:style-name="P2">var enName = new ecap()</text:p>
      <text:p text:style-name="P2">console.log( enName.getName()) //Ashok Kumar</text:p>
      <text:p text:style-name="P2">enName.setName('Ashok kumar')</text:p>
      <text:p text:style-name="P2">console.log( enName.setName('Sanjay kumar')) //Sanjay kumar</text:p>
      <text:p text:style-name="Standard"><text:span text:style-name="T2">************************</text:span><text:span text:style-name="T1">Using Object Notation function</text:span><text:span text:style-name="T2"> ************************</text:span></text:p>
      <text:p text:style-name="Standard"><text:span text:style-name="T2"><text:s/>function </text:span><text:span text:style-name="T1">Person</text:span><text:span text:style-name="T2">() {</text:span></text:p>
      <text:p text:style-name="P2"><text:s text:c="2"/>var height = 68; <text:s/>var weight = 170;</text:p>
      <text:p text:style-name="P2"><text:s text:c="2"/><text:tab/>return {</text:p>
      <text:p text:style-name="Standard"><text:span text:style-name="T2"><text:s text:c="4"/><text:tab/><text:tab/>setHeight: </text:span><text:span text:style-name="T1">function</text:span><text:span text:style-name="T2">(newHeight) {height=newHeight;},</text:span></text:p>
      <text:p text:style-name="Standard"><text:span text:style-name="T2"><text:s text:c="3"/><text:tab/> <text:tab/>getHeight: </text:span><text:span text:style-name="T1">function</text:span><text:span text:style-name="T2">() { return height; },</text:span></text:p>
      <text:p text:style-name="Standard"><text:span text:style-name="T2"><text:s text:c="3"/><text:tab/> <text:tab/>setWeight: </text:span><text:span text:style-name="T1">function</text:span><text:span text:style-name="T2">(newWeight) {weight = newWeight;},</text:span></text:p>
      <text:p text:style-name="P2"><text:s text:c="4"/><text:tab/><text:tab/>getWeight: function() { return weight; },</text:p>
      <text:p text:style-name="P2"><text:s/><text:tab/> };</text:p>
      <text:p text:style-name="P2">}</text:p>
      <text:p text:style-name="P2">var aPerson = new Person();</text:p>
      <text:p text:style-name="P2">var myHeight = aPerson.getHeight();</text:p>
      <text:p text:style-name="P2">alert(myName); //68"</text:p>
      <text:p text:style-name="Standard"><text:soft-page-break/><text:span text:style-name="T2">************************ </text:span><text:span text:style-name="T1">Using Object Notation function </text:span><text:span text:style-name="T2">************************</text:span></text:p>
      <text:p text:style-name="Standard"><text:span text:style-name="T2">var </text:span><text:span text:style-name="T1">obj</text:span><text:span text:style-name="T2"> = {</text:span></text:p>
      <text:p text:style-name="P2"><text:tab/>foo: 'This is the value of foo',</text:p>
      <text:p text:style-name="P2"><text:tab/>getFoo:function(){</text:p>
      <text:p text:style-name="P2"><text:tab/><text:tab/><text:tab/>return this.foo;</text:p>
      <text:p text:style-name="P2"><text:tab/><text:tab/>},</text:p>
      <text:p text:style-name="P2"><text:tab/>setFoo: function(newVal){</text:p>
      <text:p text:style-name="P2"><text:tab/><text:tab/>this.foo = newVal</text:p>
      <text:p text:style-name="P2"><text:tab/>}</text:p>
      <text:p text:style-name="P2">}</text:p>
      <text:p text:style-name="P2">console.log(obj.getFoo())</text:p>
      <text:p text:style-name="P2">obj.setFoo('Hello Ashok kumar');</text:p>
      <text:p text:style-name="P2">console.log(obj.getFoo())</text:p>
      <text:p text:style-name="Standard"><text:span text:style-name="T2">************************ </text:span><text:span text:style-name="T1">Use of getters and setters key </text:span><text:span text:style-name="T2"><text:s/>************************ </text:span></text:p>
      <text:p text:style-name="Standard"><text:span text:style-name="T1">objs</text:span><text:span text:style-name="T2"> = {</text:span></text:p>
      <text:p text:style-name="P2"><text:tab/>setValue: "This is default value",</text:p>
      <text:p text:style-name="P2"><text:tab/>get Foo(){ return this.setValue;<text:tab/>},</text:p>
      <text:p text:style-name="P2"><text:tab/>set Foo(newValue){ this.setValue=newValue;}</text:p>
      <text:p text:style-name="P2">}</text:p>
      <text:p text:style-name="P2">console.log(objs.Foo);</text:p>
      <text:p text:style-name="P2">objs.Foo ='Hello===========';</text:p>
      <text:p text:style-name="P2">console.log(objs.Foo)</text:p>
      <text:p text:style-name="Standard"><text:span text:style-name="T2">************************ </text:span><text:span text:style-name="T1">Using Object Notation function</text:span><text:span text:style-name="T2"> <text:s/>************************</text:span></text:p>
      <text:p text:style-name="Standard"><text:span text:style-name="T1">IDObj</text:span><text:span text:style-name="T2"> ={</text:span></text:p>
      <text:p text:style-name="P2"><text:tab/>id:5,</text:p>
      <text:p text:style-name="P2"><text:tab/>getID(){return this.id},</text:p>
      <text:p text:style-name="P2"><text:tab/>setID(num){</text:p>
      <text:p text:style-name="P2"><text:tab/><text:tab/>if(typeof num === 'number'){ this.id = num</text:p>
      <text:p text:style-name="P2"><text:tab/><text:tab/><text:tab/>}else{</text:p>
      <text:p text:style-name="P2"><text:tab/><text:tab/><text:tab/>this.id = num</text:p>
      <text:p text:style-name="P2"><text:tab/><text:tab/>}</text:p>
      <text:p text:style-name="P2"><text:tab/>}</text:p>
      <text:p text:style-name="P2">}</text:p>
      <text:p text:style-name="P2">console.log(IDObj.getID());</text:p>
      <text:p text:style-name="P2">IDObj.setID('ppo');</text:p>
      <text:p text:style-name="P2">console.log(IDObj.getID());</text:p>
      <text:p text:style-name="Standard"><text:soft-page-break/><text:span text:style-name="T3">Polymorphism =&gt;</text:span><text:span text:style-name="T4"> <text:s/>It is the potential of the concept of OOP for writing one function or method which works in a variety of different ways.</text:span></text:p>
      <text:p text:style-name="P1">What is Polymorphism?</text:p>
      <text:list xml:id="list1865849071650512804" text:style-name="L8">
        <text:list-item>
          <text:p text:style-name="P9">The ability to call the same method on different objects and have each of them respond in their own way is called polymorphism.</text:p>
        </text:list-item>
        <text:list-item>
          <text:p text:style-name="P9">In OOP, we think of objects that are linked through inheritance has the same methods (override methods) and that the method being called up, is the method associated with the object and not the type of referance.</text:p>
        </text:list-item>
        <text:list-item>
          <text:p text:style-name="P9">This should not be a problem in Java Script as references (variables) in JavaScript is not type-set. We can assign any type of data to a variable in Javascript, and Javascript will know the object a variable refer to if it exists.</text:p>
        </text:list-item>
      </text:list>
      <text:p text:style-name="Standard"><text:span text:style-name="T2">function </text:span><text:span text:style-name="T1">Person</text:span><text:span text:style-name="T2">(age, weight) {</text:span></text:p>
      <text:p text:style-name="P2"><text:s text:c="4"/>this.age=age; <text:s text:c="2"/>this.weight=weight;</text:p>
      <text:p text:style-name="P2"><text:s text:c="4"/>this.getInfo=function() {</text:p>
      <text:p text:style-name="P2"><text:s text:c="4"/><text:tab/> <text:s/>return "I am " + this.age + " years old " + <text:s/>"and weighs " + this.weight +" kilo.";</text:p>
      <text:p text:style-name="P2"><text:s text:c="4"/>}</text:p>
      <text:p text:style-name="P2"><text:s text:c="2"/>}</text:p>
      <text:p text:style-name="Standard"><text:span text:style-name="T2"><text:s text:c="2"/>function </text:span><text:span text:style-name="T1">Employee</text:span><text:span text:style-name="T2">(age, weight, salary){</text:span></text:p>
      <text:p text:style-name="P2"><text:s text:c="4"/>this.salary=salary; <text:s text:c="2"/>this.age=age; <text:s/>this.weight=weight;</text:p>
      <text:p text:style-name="P2"><text:s text:c="4"/>this.getInfo=function() {</text:p>
      <text:p text:style-name="P2"><text:s text:c="6"/>return "I am " + this.age + " years old " + <text:s text:c="3"/>"and weighs " + this.weight +" kilo " + <text:s text:c="4"/></text:p>
      <text:p text:style-name="P2"><text:tab/><text:tab/> <text:s text:c="2"/>"and earns " + this.salary + " dollar.";</text:p>
      <text:p text:style-name="P2"><text:s/><text:tab/> <text:s text:c="2"/>}</text:p>
      <text:p text:style-name="P2"><text:s text:c="2"/>}</text:p>
      <text:p text:style-name="P2"><text:s text:c="2"/>Employee.prototype= new Person();</text:p>
      <text:p text:style-name="P2"><text:s text:c="2"/>Employee.prototype.constructor=Employee; <text:s/>// The argument, 'obj', can be of any kind</text:p>
      <text:p text:style-name="P2">// which method, getInfo(), to be executed depend on the object </text:p>
      <text:p text:style-name="P2">// that 'obj' refer to.</text:p>
      <text:p text:style-name="P2"><text:s text:c="2"/>function showInfo(obj) {</text:p>
      <text:p text:style-name="P2"><text:s text:c="4"/>document.write(obj.getInfo());</text:p>
      <text:p text:style-name="P2"><text:s text:c="2"/>}</text:p>
      <text:p text:style-name="P2"><text:s text:c="2"/>var person = new Person(50,90);</text:p>
      <text:p text:style-name="P2"><text:s text:c="2"/>var employee = new Employee(43,80,50000);</text:p>
      <text:p text:style-name="Standard"><text:span text:style-name="T1">showInfo</text:span><text:span text:style-name="T2">(person); <text:s text:c="2"/></text:span></text:p>
      <text:p text:style-name="Standard"><text:span text:style-name="T1">showInfo</text:span><text:span text:style-name="T2">(employee);</text:span></text:p>
      <text:p text:style-name="Standard"><text:span text:style-name="T1">result will be : <text:s/></text:span><text:span text:style-name="T2">I am 50 years old and weighs 90 kilo.</text:span></text:p>
      <text:p text:style-name="P2">I am 43 years old and weighs 80 kilo and earns 50000 dollar.</text:p>
      <text:p text:style-name="P2"/>
      <text:list xml:id="list1230569664678684936" text:style-name="L9">
        <text:list-item>
          <text:p text:style-name="P10"><text:soft-page-break/><text:span text:style-name="T1">Namespace =&gt; </text:span>A container which allows developers to bundle all functionality under a unique, application-specific name.</text:p>
        </text:list-item>
        <text:list-item>
          <text:p text:style-name="P10"><text:span text:style-name="T1">Class =&gt;</text:span> Defines the characteristics of the Object.</text:p>
        </text:list-item>
        <text:list-item>
          <text:p text:style-name="P10"><text:span text:style-name="T1">Object =&gt;</text:span> An Instance of a class.</text:p>
        </text:list-item>
        <text:list-item>
          <text:p text:style-name="P10"><text:span text:style-name="T1">Method =&gt;</text:span> An Object capability as walk.</text:p>
        </text:list-item>
        <text:list-item>
          <text:p text:style-name="P10"><text:span text:style-name="T1">Property =&gt; </text:span>An object characteristic, such as color.</text:p>
        </text:list-item>
        <text:list-item>
          <text:p text:style-name="P10"><text:span text:style-name="T1">Inheritance =&gt; </text:span>A class can inherit characteristics from another class.</text:p>
        </text:list-item>
        <text:list-item>
          <text:p text:style-name="P10"><text:span text:style-name="T1">Encapsulation =&gt; </text:span>A method of bundling the data and methods that use them together.</text:p>
        </text:list-item>
        <text:list-item>
          <text:p text:style-name="P10"><text:span text:style-name="T1">Abstraction =&gt;</text:span> The conjunction of complex inheritance, methods, properties of an object must be able to simulate a reality model.</text:p>
        </text:list-item>
        <text:list-item>
          <text:p text:style-name="P10"><text:span text:style-name="T1">Polymorphism =&gt; </text:span>Poly means "many" <text:s/>and morphism means "forms". Different classes might define the same method or property.</text:p>
        </text:list-item>
      </text:list>
      <text:p text:style-name="P1"/>
      <text:p text:style-name="P1">How To Use Array Methods in JavaScript: Mutator Methods</text:p>
      <text:p text:style-name="P2"><text:span text:style-name="T1">Mutator Methods =&gt; </text:span>Arrays in JavaScript consist of a list of elements. JavaScript has many useful built-in methods to work with arrays. Methods that modify the original array are known as mutator methods, and methods that return a new value or representation are known as accessor methods. In this tutorial, we will focus on mutator methods.</text:p>
      <text:p text:style-name="P2"/>
      <text:p text:style-name="P2"><text:span text:style-name="T1">isArray()=&gt; </text:span>The isArray() method to test whether objects are arrays. This is a Boolean method that returns true if the value of a variable is equal to an array. If the object is not an array, this method returns false.</text:p>
      <text:p text:style-name="P2">let fish = [ "piranha", "barracuda", "koi", "eel" ];</text:p>
      <text:p text:style-name="P2">// Test if fish variable is an array</text:p>
      <text:p text:style-name="P2">Array.isArray(fish);</text:p>
      <text:p text:style-name="P2">The <text:span text:style-name="T1">isArray</text:span>() method is useful because the typeof operator we would normally use for testing returns object when used with arrays, and sometimes knowing the distinction between an object and an Array object is necessary.</text:p>
      <text:p text:style-name="P2"/>
      <text:p text:style-name="P2"><text:span text:style-name="T1">Maps =&gt; </text:span>JavaScript ES6 introduces a new data structure, called maps. Maps are designed as an alternative to using Object literals for storing key/value pairs that require unique keys, and provide very useful methods for iteration.</text:p>
      <text:p text:style-name="P2"><text:span text:style-name="T1">Map =&gt; </text:span>Map is a new data structure introduced in ES6 which lets you map keys to values without the drawbacks of using Objects.</text:p>
      <text:p text:style-name="P2"><text:span text:style-name="T1">Creating , setting and Getting =&gt; </text:span><text:s/>We create a map using the new keyword, like so. We can then add entries by using the set method, like so:</text:p>
      <text:p text:style-name="P2">let map = new Map();</text:p>
      <text:p text:style-name="P2">map.set("A",1);</text:p>
      <text:p text:style-name="P2">map.set("B",2);</text:p>
      <text:p text:style-name="P2"/>
      <text:p text:style-name="P1"><text:soft-page-break/>The set method is also chainable, like so:</text:p>
      <text:p text:style-name="P2">let <text:span text:style-name="T1">map</text:span> = new Map().set("A",1).set("B",2);</text:p>
      <text:p text:style-name="P2"/>
      <text:p text:style-name="P2">Or we could initialise the Map with a an array of key-value pairs, like so:</text:p>
      <text:p text:style-name="P2">let <text:span text:style-name="T1">map</text:span> = new Map([[ "A", 1 ],[ "B", 2 ],[ "C", 3 ]]);</text:p>
      <text:p text:style-name="P2">map.get("A"); //1 <text:span text:style-name="T1">get method:</text:span></text:p>
      <text:p text:style-name="P2"/>
      <text:p text:style-name="P2">We can check to see if a key is present using the has method:</text:p>
      <text:p text:style-name="P2">map.has("A"); // true</text:p>
      <text:p text:style-name="P2">We can delete entries using the delete method:</text:p>
      <text:p text:style-name="P2">map.delete("A");// true</text:p>
      <text:p text:style-name="P2"/>
      <text:p text:style-name="P2">We can check for the size (number of entries) using the size property: </text:p>
      <text:p text:style-name="P2">map.size // 2</text:p>
      <text:p text:style-name="P2">We can empty an entire Map by using the clear method:</text:p>
      <text:p text:style-name="P2">map.clear()</text:p>
      <text:p text:style-name="P2"><text:span text:style-name="T1">Looping over a Map =&gt; </text:span>We use the for-of looping operator to loop over entries in a Map. There are a couple of different method we can employ, we’ll go over each one using the below map as the example:</text:p>
      <text:p text:style-name="P2">let <text:span text:style-name="T1">map</text:span> = new Map([[ "APPLE", 1 ],[ "ORANGE", 2 ],[ "MANGO", 3 ] ]);</text:p>
      <text:p text:style-name="P2"><text:span text:style-name="T1">Using keys() =&gt; <text:s/></text:span>The keys method returns the keys in the map as an array which we can loop over using for-of like so:</text:p>
      <text:p text:style-name="P2">for (let key of map.keys()) { </text:p>
      <text:p text:style-name="P2"><text:s text:c="4"/>console.log(key);</text:p>
      <text:p text:style-name="P2">}</text:p>
      <text:p text:style-name="P2"><text:span text:style-name="T1">Result will be: </text:span>APPLE, ORANGE, MANGO</text:p>
      <text:p text:style-name="P2"><text:span text:style-name="T1">Using values() =&gt;</text:span> The values method returns the values in the map as an array which we can loop over using for-of like so:</text:p>
      <text:p text:style-name="P2">for (let value of map.values()) {</text:p>
      <text:p text:style-name="P2"><text:s text:c="4"/>console.log(value);</text:p>
      <text:p text:style-name="P2">}</text:p>
      <text:p text:style-name="P2"><text:span text:style-name="T1">Result will be: </text:span>1,2,3px</text:p>
      <text:p text:style-name="P2"><text:span text:style-name="T1">Using entries() =&gt; </text:span>The entries method returns the [key,value] pairs in the map as an array which we can loop over using for-of like so:</text:p>
      <text:p text:style-name="P2">for (let <text:span text:style-name="T1">entry</text:span> of map.entries()) {</text:p>
      <text:p text:style-name="P2"><text:s text:c="4"/>console.log(entry[0], entry[1]);</text:p>
      <text:p text:style-name="P2">}</text:p>
      <text:p text:style-name="P2">Result will be: <text:s/>"APPLE" 1 , "ORANGE" 2, <text:s/>"MANGO" 3</text:p>
      <text:p text:style-name="P2"><text:soft-page-break/><text:span text:style-name="T1">Set =&gt; </text:span>Sets are a bit like maps but they only store keys not key-value pairs. They are common in other programming languages but are a new addition to JavaScript in ES6.</text:p>
      <text:p text:style-name="P2">We create a Set using the new keyword, like so</text:p>
      <text:p text:style-name="P2">let set = new Set();</text:p>
      <text:p text:style-name="P2">We can then add entries by using the add method, like so:</text:p>
      <text:p text:style-name="P2">let set = new Set();</text:p>
      <text:p text:style-name="P2">set.add('APPLE');</text:p>
      <text:p text:style-name="P2">set.add('ORANGE'</text:p>
      <text:p text:style-name="P2"/>
      <text:p text:style-name="P1">The add method is chainable, like so:</text:p>
      <text:p text:style-name="P2">let set = new Set().add('APPLE').add('ORANGE').add('MANGO');</text:p>
      <text:p text:style-name="P1">Or we can initialise the Set with an array, like so:</text:p>
      <text:p text:style-name="P2">let set = new Set(['APPLE', 'ORANGE', 'MANGO']);</text:p>
      <text:p text:style-name="P2"/>
      <text:p text:style-name="P2">We can check to see if a value is in a set like so:</text:p>
      <text:p text:style-name="P2">set.has('APPLE') //true</text:p>
      <text:p text:style-name="P1">We can delete a value from the set:</text:p>
      <text:p text:style-name="P2">set.delete('APPLE')</text:p>
      <text:p text:style-name="P1">We can count the number of entries in the set like so:</text:p>
      <text:p text:style-name="P2">set.size // 2</text:p>
      <text:p text:style-name="P2">We can empty the entire set with the clear method:</text:p>
      <text:p text:style-name="P2">set.clear();</text:p>
      <text:p text:style-name="P1">Looping over a Set</text:p>
      <text:p text:style-name="P1"/>
      <text:p text:style-name="P1">We can use the for-of loop to loop over items in our set, like so:</text:p>
      <text:p text:style-name="P2">let <text:span text:style-name="T1">set</text:span> = new Set(['APPLE', 'ORANGE', 'MANGO']);</text:p>
      <text:p text:style-name="P2">for (let entry of set){</text:p>
      <text:p text:style-name="P2"><text:s text:c="4"/>console.log(entry);</text:p>
      <text:p text:style-name="P2">}</text:p>
      <text:p text:style-name="P2"><text:span text:style-name="T1">Result will be: </text:span>APPLE, ORANGE, MANGO</text:p>
      <text:p text:style-name="P2">var <text:span text:style-name="T1">map</text:span> = {"key1":"value1","key2":"value2"}</text:p>
      <text:p text:style-name="P2">map.key1; // == "value1"</text:p>
      <text:p text:style-name="P2"><text:span text:style-name="T1">immutable =&gt; </text:span>immutable means that you cannot change the object itself, but you can change the reference to the object. </text:p>
      <text:list xml:id="list7635671839686092570" text:style-name="L10">
        <text:list-item>
          <text:p text:style-name="P11"><text:span text:style-name="T1">Enumerable</text:span>: I can access to all of them using a for..in loop. Also, enumerable property keys of an object are returned using Object.keys method.</text:p>
        </text:list-item>
        <text:list-item>
          <text:p text:style-name="P11"><text:span text:style-name="T1">Writable</text:span>: I can modify their values, I can update a property just assigning a new value to it: ob.a = 1000;</text:p>
        </text:list-item>
        <text:list-item>
          <text:p text:style-name="P11"><text:soft-page-break/><text:span text:style-name="T1">Configurable</text:span>: I can modify the behavior of the property, so I can make them non-enumerable, non-writable or even non-cofigurable if I feel like doing so. Configurable properties are the only ones that can be removed using the delete operator.</text:p>
        </text:list-item>
      </text:list>
      <text:list xml:id="list1941541184781834356" text:style-name="L11">
        <text:list-item>
          <text:p text:style-name="P12">Object’s non-enumerable properties</text:p>
        </text:list-item>
        <text:list-item>
          <text:p text:style-name="P12">They won’t be in for..in iterations.</text:p>
        </text:list-item>
        <text:list-item>
          <text:p text:style-name="P12">They won’t appear using Object.keys function.</text:p>
        </text:list-item>
        <text:list-item>
          <text:p text:style-name="P12">They are not serialized when using JSON.stringify</text:p>
        </text:list-item>
      </text:list>
      <text:p text:style-name="P2"/>
      <text:p text:style-name="P2"/>
      <text:p text:style-name="P2">The <text:span text:style-name="T1">Object.assign() </text:span>method is used to copy the values of all enumerable own properties from one or more source objects to a target object. It will return the target object.</text:p>
      <text:p text:style-name="P2">Object.assign(target, ...sources)</text:p>
      <text:p text:style-name="P2">target =&gt; The target object.</text:p>
      <text:p text:style-name="P2">sources =&gt; The source object(s).</text:p>
      <text:p text:style-name="P2">Return value =&gt; The target object.</text:p>
      <text:p text:style-name="P2">var obj = { a: 1 };</text:p>
      <text:p text:style-name="P2">var copy = Object.assign({}, obj);</text:p>
      <text:p text:style-name="P2">console.log(copy); // { a: 1 }</text:p>
      <text:p text:style-name="P2"/>
      <text:p text:style-name="P2"><text:span text:style-name="T1">TEMPLATE <text:s/>=&gt; </text:span>Template is the View part of our Component. The main role of a template is to display data and apply changes when a user event arrives. The control of data is granted by the Data Binding mechanism.</text:p>
      <text:p text:style-name="P2"><text:span text:style-name="T1">DATA BINDING =&gt;</text:span> Data binding is the mechanism used to ensure the linking between what a user see on the screen and the data value in our class. (Front &lt;-&gt; Back).</text:p>
      <text:p text:style-name="P1">Difference between Rxjs Subject and Observable</text:p>
      <text:p text:style-name="P2">In order to understand the difference between a Subject and an Observable, you need to be aware of two distinct concepts</text:p>
      <text:list xml:id="list3197717516921364224" text:style-name="L12">
        <text:list-item>
          <text:p text:style-name="P13"><text:s/>A data producer</text:p>
        </text:list-item>
        <text:list-item>
          <text:p text:style-name="P13"><text:s/>A data consumer</text:p>
        </text:list-item>
      </text:list>
      <text:p text:style-name="P1">An observable is a data producer &amp; that can produce data over time. </text:p>
      <text:p text:style-name="P2">A Subject on the other hand can act as both – a data producer and a data consumer.</text:p>
      <text:p text:style-name="P1"/>
      <text:p text:style-name="P1">This implies two things.</text:p>
      <text:list xml:id="list6213753912552643337" text:style-name="L13">
        <text:list-item>
          <text:p text:style-name="P14">A subject can be subscribed to, just like an observable.</text:p>
        </text:list-item>
        <text:list-item>
          <text:p text:style-name="P14">A subject can subscribe to other observables.</text:p>
        </text:list-item>
      </text:list>
      <text:p text:style-name="P2">That being said, there is one critical difference between a subject and an observable.</text:p>
      <text:p text:style-name="P2">All subscribers to a subject share the same execution of the subject. i.e. when a subject produces data, all of its subscribers will receive the same data. This behavior is different from observables, where each subscription causes an independent execution of the observable.</text:p>
      <text:p text:style-name="P2"><text:soft-page-break/></text:p>
      <text:list xml:id="list951569461872939865" text:style-name="L14">
        <text:list-item>
          <text:p text:style-name="P15">I am 50 years old and weighs 90 kilo.</text:p>
        </text:list-item>
        <text:list-item>
          <text:p text:style-name="P15">I am 43 years old and weighs 80 kilo and earns 50000 dollar.</text:p>
        </text:list-item>
      </text:list>
      <text:p text:style-name="P2"/>
      <text:p text:style-name="P2"><text:span text:style-name="T1">Sets =&gt;<text:tab/></text:span> A Set is a collection of unique elements. <text:s/><text:span text:style-name="T1">Or <text:s/></text:span>A collection of unique values that may be of any type. </text:p>
      <text:list xml:id="list7124113362354861296" text:style-name="L15">
        <text:list-item>
          <text:p text:style-name="P16"><text:span text:style-name="T1">Sets Method =&gt; </text:span>The following table lists the methods of the Set object.</text:p>
        </text:list-item>
        <text:list-item>
          <text:p text:style-name="P16"><text:span text:style-name="T1">add =&gt; </text:span>Adds an element to a set.</text:p>
        </text:list-item>
        <text:list-item>
          <text:p text:style-name="P16"><text:span text:style-name="T1">clear =&gt;</text:span> Removes all elements from a set.</text:p>
        </text:list-item>
        <text:list-item>
          <text:p text:style-name="P16"><text:span text:style-name="T1">delete =&gt; </text:span>Removes a specified element from a set.</text:p>
        </text:list-item>
        <text:list-item>
          <text:p text:style-name="P16"><text:span text:style-name="T1">ForEach =&gt; <text:s/></text:span>Performs the specified action for each element in a set.</text:p>
        </text:list-item>
        <text:list-item>
          <text:p text:style-name="P16"><text:span text:style-name="T1">has =&gt;</text:span> Returns true if the set contains a specified element.</text:p>
        </text:list-item>
        <text:list-item>
          <text:p text:style-name="P16"><text:span text:style-name="T1">ToString =&gt; </text:span>Returns a string representation of a set.</text:p>
        </text:list-item>
        <text:list-item>
          <text:p text:style-name="P16"><text:span text:style-name="T1">valueOf =&gt; </text:span>Returns the primitive value of the specified object.</text:p>
        </text:list-item>
      </text:list>
      <text:p text:style-name="P2"/>
      <text:p text:style-name="P2">const arr = [5, 1, 5, 7, 7, 5];</text:p>
      <text:p text:style-name="P2">const unique = [...new Set(arr)]; // [ 5, 1, 7 ]</text:p>
      <text:p text:style-name="P2">unique.add(5);</text:p>
      <text:p text:style-name="P2">unique.forEach(num =&gt; {</text:p>
      <text:p text:style-name="P2"><text:s text:c="2"/>console.log(`${num}!`);</text:p>
      <text:p text:style-name="P2">}); / /5, 1, 7</text:p>
      <text:p text:style-name="P2">unique.forEach(function (item) { <text:s/></text:p>
      <text:p text:style-name="P2"><text:s text:c="4"/>document.write(item.toString() + ", "); <text:s/></text:p>
      <text:p text:style-name="P2">});</text:p>
      <text:p text:style-name="P2"/>
      <text:p text:style-name="P2">animals.delete(5);</text:p>
      <text:p text:style-name="P2">animals.has(5);//true</text:p>
      <text:p text:style-name="P2">console.log(unique.size);//3</text:p>
      <text:p text:style-name="P2">console.log(unique.clear);//0</text:p>
      <text:p text:style-name="P2">The following table lists the methods of the Set object.</text:p>
      <text:p text:style-name="P2"><text:span text:style-name="T1">Abstraction =&gt;</text:span> In computer science, abstraction is to hide certain details and only show the essential features of the object. Abstraction tries to reduce and factor out details so that the developer can focus on a few concepts at a time. This approach improves understandability as well as maintainability of the code. </text:p>
      <text:p text:style-name="P2">//ItemRepo interface</text:p>
      <text:p text:style-name="P2">var ItemRepo = { <text:s text:c="2"/>addItem : function(item){}, <text:s text:c="2"/>removeItem : function(id){}, <text:s text:c="2"/>getItem:function(id){}</text:p>
      <text:p text:style-name="P2">};</text:p>
      <text:p text:style-name="P2"><text:soft-page-break/>var ItemRepoAjax = function(url){ this.url = url;};</text:p>
      <text:p text:style-name="P2">var ItemRepoCookie = function(){};</text:p>
      <text:p text:style-name="P2">ItemRepoAjax.prototype = Object.create(ItemRepo);//Extend the ItemRepo for Ajax</text:p>
      <text:p text:style-name="P2">ItemRepoCookie.prototype = Object.create(ItemRepo);//Extend the ItemRepo for Cookie</text:p>
      <text:p text:style-name="P2">ItemRepoAjax.prototype.addItem = function(item){ //actual add item code};</text:p>
      <text:p text:style-name="P2">ItemRepoCookie.prototype.addItem = function(item){ //actual add item code};</text:p>
      <text:p text:style-name="P2"><text:span text:style-name="T1">Object.create =&gt; </text:span>ECMAScript 5 introduced a new method: Object.create(). Calling this method creates a new object. The prototype of this object is the first argument of the function</text:p>
      <text:p text:style-name="P2">var parentObject = {name: "Shankar"}; </text:p>
      <text:p text:style-name="P2">var childObject = Object.create(parentObject);</text:p>
      <text:p text:style-name="P2">console.log(childObject.name)</text:p>
      <text:p text:style-name="P2"/>
      <text:p text:style-name="P2"><text:span text:style-name="T1">OLOO Pattern &lt;=&gt;</text:span> bjects Linked to Other Objects =&gt;</text:p>
      <text:p text:style-name="P2">// constructor object to create car objects</text:p>
      <text:p text:style-name="P2">var Car = {</text:p>
      <text:p text:style-name="P2"><text:s text:c="4"/>init: function(make, model, year) {</text:p>
      <text:p text:style-name="P2"><text:s text:c="8"/>this.make <text:s text:c="2"/>= make;</text:p>
      <text:p text:style-name="P2"><text:s text:c="8"/>this.model <text:s/>= model;</text:p>
      <text:p text:style-name="P2"><text:s text:c="8"/>this.year <text:s text:c="2"/>= year; <text:s text:c="7"/></text:p>
      <text:p text:style-name="P2"><text:s text:c="4"/>},</text:p>
      <text:p text:style-name="P2"><text:s text:c="4"/>sayCar: function() {</text:p>
      <text:p text:style-name="P2"><text:s text:c="8"/>alert('I have a ' + this.year + ' ' + this.make + ' ' + this.model + '.'); <text:s text:c="3"/></text:p>
      <text:p text:style-name="P2"><text:s text:c="4"/>}</text:p>
      <text:p text:style-name="P2">};</text:p>
      <text:p text:style-name="P2">// create 2 car objects for John and Jane</text:p>
      <text:p text:style-name="P2">var johnCar = Object.create(Car),</text:p>
      <text:p text:style-name="P2"><text:s text:c="4"/>janeCar = Object.create(Car);</text:p>
      <text:p text:style-name="P2"/>
      <text:p text:style-name="P2">// call init method on John and Jane</text:p>
      <text:p text:style-name="P2">johnCar.init('Ford', 'F150', '2011');</text:p>
      <text:p text:style-name="P2">janeCar.init('Audi', 'A4', '2007');</text:p>
      <text:p text:style-name="P2"/>
      <text:p text:style-name="P2">// call method on Jane's car</text:p>
      <text:p text:style-name="P2">janeCar.sayCar();</text:p>
      <text:p text:style-name="P2"/>
      <text:p text:style-name="P2"/>
      <text:p text:style-name="P2"/>
      <text:p text:style-name="P2"><text:soft-page-break/>function <text:span text:style-name="T1">Dictionary</text:span>(startValues) { <text:s/>this.values = startValues || {};}</text:p>
      <text:p text:style-name="P2"><text:span text:style-name="T1">Dictionary</text:span>.prototype.store = function(name, value) { this.values[name] = value;};</text:p>
      <text:p text:style-name="P2"><text:span text:style-name="T1">Dictionary</text:span>.prototype.lookup = function(name) { return this.values[name];};</text:p>
      <text:p text:style-name="P2"><text:span text:style-name="T1">Dictionary</text:span>.prototype.contains = function(name) {</text:p>
      <text:p text:style-name="P2"><text:s/>return Object.prototype.hasOwnProperty.call(this.values, name) &amp;&amp; Object.prototype.propertyIsEnumerable.call(this.values, name);</text:p>
      <text:p text:style-name="P2">};</text:p>
      <text:p text:style-name="P2"><text:span text:style-name="T1">Dictionary</text:span>.prototype.each = function(action) { forEachIn(this.values, action);};</text:p>
      <text:p text:style-name="P2">var colours = new Dictionary({Grover: "blue",Elmo: "orange", Bert: "yellow"});</text:p>
      <text:p text:style-name="P2">show(colours.contains("Grover"));</text:p>
      <text:p text:style-name="P2">show(colours.contains("constructor"));</text:p>
      <text:p text:style-name="P2">colours.each(function(name, colour) { print(name, " is ", colour);});</text:p>
      <text:p text:style-name="P2">function User(name){this.name = name;}</text:p>
      <text:p text:style-name="P2">User.prototype.sayHi = function() { <text:s/>alert(this.name);}</text:p>
      <text:p text:style-name="P2">let user = new User("John");</text:p>
      <text:p text:style-name="P2">user.sayHi();</text:p>
      <text:p text:style-name="P2">class User{</text:p>
      <text:p text:style-name="P2"><text:tab/>constructor(name) { this.name = name; }</text:p>
      <text:p text:style-name="P2"><text:tab/>sayHi() { <text:s/>alert(this.name); }</text:p>
      <text:p text:style-name="P2">}</text:p>
      <text:p text:style-name="P2">let user = new User("John");</text:p>
      <text:p text:style-name="P2">user.sayHi();</text:p>
      <text:p text:style-name="P2">alert(User === User.prototype.constructor); // true</text:p>
      <text:p text:style-name="P2">alert(Object.getOwnPropertyNames(User.prototype)); // constructor, sayHi</text:p>
      <text:p text:style-name="P2">var myFooterElement = document.getElementById("footer");</text:p>
      <text:p text:style-name="P2">var myLinkCollection = document.getElementsByTagName("a");</text:p>
      <text:p text:style-name="P2">var myFooterElement = document.getElementById("footer");</text:p>
      <text:p text:style-name="P2">var myLinksInFooter = myFooterElement.getElementsByTagName("a");</text:p>
      <text:p text:style-name="P2">for (i=0; i&lt;myLinksInFooter.length;i++) {</text:p>
      <text:p text:style-name="P2"><text:tab/>// do something with footer anchor tags here</text:p>
      <text:p text:style-name="P2">}</text:p>
      <text:p text:style-name="P2">var myLinkCollection = document.getElementsByTagName("a");</text:p>
      <text:p text:style-name="P2">for (i=0;i&lt;myLinkCollection.length;i++) {</text:p>
      <text:p text:style-name="P2"><text:s text:c="2"/>if (myLinkCollection[i].parentNode.parentNode.id === "footer") {</text:p>
      <text:p text:style-name="P2"><text:s text:c="4"/>// do something with footer anchor tags here</text:p>
      <text:p text:style-name="P2"><text:s text:c="2"/>}</text:p>
      <text:p text:style-name="P2">}</text:p>
      <text:p text:style-name="P2"><text:soft-page-break/>var <text:span text:style-name="T1">myLinkCollection</text:span> = document.getElementsByTagName("a");</text:p>
      <text:p text:style-name="P2">for (i=0;i&lt;myLinkCollection.length;i++) {</text:p>
      <text:p text:style-name="P2"><text:s text:c="2"/>if (myLinkCollection[i].getAttribute("href")) { <text:s/><text:span text:style-name="T1">do something with the </text:span><text:s/>}</text:p>
      <text:p text:style-name="P2">}</text:p>
      <text:p text:style-name="P2">var myLinkCollection = document.getElementsByTagName("span");</text:p>
      <text:p text:style-name="P2">for (i=0;i&lt;myLinkCollection.length;i++) {</text:p>
      <text:p text:style-name="P2"><text:s text:c="2"/>if (myLinkCollection[i].getAttribute("style")) { <text:s text:c="3"/><text:span text:style-name="T1">do something with all </text:span><text:s text:c="2"/>}</text:p>
      <text:p text:style-name="P2">}</text:p>
      <text:p text:style-name="P2"><text:span text:style-name="T1">forEach() =&gt; </text:span>The forEach() method executes a provided function once for each array element. Function to execute for each element, taking three arguments:</text:p>
      <text:list xml:id="list8735030935374918981" text:style-name="L16">
        <text:list-item>
          <text:p text:style-name="P17"><text:span text:style-name="T1">currentValue =&gt; </text:span><text:s/>The value of the current element being processed in the array.</text:p>
        </text:list-item>
        <text:list-item>
          <text:p text:style-name="P17"><text:span text:style-name="T1">indexOptional =&gt; </text:span>The index of the current element being processed in the array.</text:p>
        </text:list-item>
        <text:list-item>
          <text:p text:style-name="P17"><text:span text:style-name="T1">arrayOptional =&gt; </text:span>The array that forEach() is being applied to.</text:p>
        </text:list-item>
      </text:list>
      <text:p text:style-name="P2"/>
      <text:p text:style-name="P2"><text:span text:style-name="T1">Filter() <text:s text:c="2"/>=&gt; </text:span>The filter() method creates a new array with all elements that pass the test implemented by the provided function. Function is a predicate, to test each element of the array. Return true to keep the element, false otherwise, taking three arguments:</text:p>
      <text:list xml:id="list8661573599405823957" text:style-name="L17">
        <text:list-item>
          <text:p text:style-name="P18"><text:span text:style-name="T1">element =&gt;</text:span> The current element being processed in the array.</text:p>
        </text:list-item>
        <text:list-item>
          <text:p text:style-name="P18"><text:span text:style-name="T1">indexOptional =&gt; </text:span>The index of the current element being processed in the array.</text:p>
        </text:list-item>
        <text:list-item>
          <text:p text:style-name="P18"><text:span text:style-name="T1">arrayOptional =&gt; </text:span>The array filter was called upon.</text:p>
        </text:list-item>
      </text:list>
      <text:p text:style-name="P2"><text:span text:style-name="T1">map() = &gt;</text:span> The map() method creates a new array with the results of calling a provided function on every element in the calling array.</text:p>
      <text:p text:style-name="P2">var map = arr.map((currentValue,index,arr) =&gt; { },[thisArg])</text:p>
      <text:list xml:id="list1054733676250173399" text:style-name="L18">
        <text:list-item>
          <text:p text:style-name="P19"><text:span text:style-name="T1">currentValue =&gt; </text:span>The current element being processed in the array.</text:p>
        </text:list-item>
        <text:list-item>
          <text:p text:style-name="P19"><text:span text:style-name="T1">indexOptional =&gt; </text:span>The index of the current element being processed in the array.</text:p>
        </text:list-item>
        <text:list-item>
          <text:p text:style-name="P19"><text:span text:style-name="T1">arrayOptional =&gt; </text:span>The array map was called upon.</text:p>
        </text:list-item>
        <text:list-item>
          <text:p text:style-name="P19"><text:span text:style-name="T1">thisArgOptional =&gt; </text:span>Value to use as this when executing callback.</text:p>
          <text:p text:style-name="P19"/>
        </text:list-item>
      </text:list>
      <text:p text:style-name="P2"><text:span text:style-name="T1">push() =&gt; </text:span>The push() method adds one or more elements to the end of an array and returns the new length of the array.</text:p>
      <text:p text:style-name="P1"><text:s/>Array.from() <text:s/>=&gt; <text:span text:style-name="T2"><text:s/>The Array.from() method creates a new Array instance from an array-like or iterable object.</text:span></text:p>
      <text:list xml:id="list376547466485960228" text:style-name="L19">
        <text:list-item>
          <text:p text:style-name="P20"><text:span text:style-name="T1">arrayLike =&gt;</text:span> An array-like or iterable object to convert to an array.</text:p>
        </text:list-item>
        <text:list-item>
          <text:p text:style-name="P20">mapFn =&gt; Map function to call on every element of the array.</text:p>
        </text:list-item>
        <text:list-item>
          <text:p text:style-name="P20">thisArg =&gt; Value to use as this when executing mapFn.</text:p>
        </text:list-item>
      </text:list>
      <text:p text:style-name="P2"><text:span text:style-name="T1"><text:s/>Array.of() =&gt; </text:span>The Array.of() method creates a new Array instance with a variable number of arguments, regardless of number or type of the arg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Roboto" svg:font-family="Roboto, sans-serif"/>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101</meta:editing-cycles>
    <meta:creation-date>2017-06-16T11:30:00</meta:creation-date>
    <dc:date>2019-06-18T15:31:07.72</dc:date>
    <meta:editing-duration>PT13H25M22S</meta:editing-duration>
    <meta:generator>OpenOffice/4.1.3$Win32 OpenOffice.org_project/413m1$Build-9783</meta:generator>
    <meta:print-date>2018-01-22T13:59:36.07</meta:print-date>
    <meta:document-statistic meta:table-count="0" meta:image-count="0" meta:object-count="0" meta:page-count="13" meta:paragraph-count="391" meta:word-count="3312" meta:character-count="219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